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27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7_1YR_B06004IPR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Born in Puerto Rico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Born in Puerto Rico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Born in the United States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Born in the United States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Native; born elsewhere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Native; born elsewhere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Foreign born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Foreign bor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0"/>
    <meta:generator>LibreOffice/6.0.7.3$Linux_X86_64 LibreOffice_project/00m0$Build-3</meta:generator>
  </office:meta>
</office:document-meta>
</file>